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/>
    </style:style>
    <style:style style:name="P2" style:family="paragraph" style:parent-style-name="Standard">
      <style:text-properties fo:color="#00000a" style:font-name="Cambria" fo:font-size="12pt"/>
    </style:style>
    <style:style style:name="P3" style:family="paragraph" style:parent-style-name="Standard">
      <style:paragraph-properties fo:margin-top="0in" fo:margin-bottom="0.139in" loext:contextual-spacing="false"/>
      <style:text-properties fo:color="#00000a" style:font-name="Calibri" fo:font-size="11pt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/>
    </style:style>
    <style:style style:name="P5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/>
    </style:style>
    <style:style style:name="P6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/>
    </style:style>
    <style:style style:name="P7" style:family="paragraph" style:parent-style-name="Standard">
      <style:text-properties fo:color="#00000a" style:font-name="Calibri" fo:font-size="11pt" fo:font-weight="bold"/>
    </style:style>
    <style:style style:name="P8" style:family="paragraph" style:parent-style-name="Standard">
      <style:text-properties fo:color="#00000a" style:font-name="Calibri" fo:font-size="11pt" officeooo:paragraph-rsid="000d5ec3"/>
    </style:style>
    <style:style style:name="P9" style:family="paragraph" style:parent-style-name="Standard" style:list-style-name="L3">
      <style:text-properties fo:color="#00000a" style:font-name="Calibri" fo:font-size="11pt" officeooo:paragraph-rsid="000d5ec3"/>
    </style:style>
    <style:style style:name="P10" style:family="paragraph" style:parent-style-name="Standard" style:list-style-name="L4">
      <style:text-properties fo:color="#00000a" style:font-name="Calibri" fo:font-size="11pt" officeooo:paragraph-rsid="000d5ec3"/>
    </style:style>
    <style:style style:name="P11" style:family="paragraph" style:parent-style-name="Standard" style:list-style-name="L5">
      <style:text-properties fo:color="#00000a" style:font-name="Calibri" fo:font-size="11pt" officeooo:paragraph-rsid="000d5ec3"/>
    </style:style>
    <style:style style:name="P12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font-weight="bold"/>
    </style:style>
    <style:style style:name="T1" style:family="text">
      <style:text-properties fo:font-weight="bold"/>
    </style:style>
    <style:style style:name="T2" style:family="text">
      <style:text-properties fo:font-weight="bold" officeooo:rsid="000d5ec3"/>
    </style:style>
    <text:list-style style:name="L1">
      <text:list-level-style-bullet text:level="1" text:bullet-char="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span text:style-name="T1">Title</text:span>: Visit Website</text:p>
      <text:p text:style-name="P3"><text:span text:style-name="T1">Description:</text:span> <text:s/>Allows the User to easily access and view a Service's website.</text:p>
      <text:p text:style-name="P8"><text:span text:style-name="T1">Pre-conditions:</text:span></text:p>
      <text:list xml:id="list2934688387398317907" text:style-name="L3">
        <text:list-item>
          <text:p text:style-name="P9">The App is open and has focus.</text:p>
        </text:list-item>
        <text:list-item>
          <text:p text:style-name="P9">The App is displaying the Service Results Screen.</text:p>
        </text:list-item>
      </text:list>
      <text:p text:style-name="P4"/>
      <text:p text:style-name="P8"><text:span text:style-name="T1">Post-conditions:</text:span></text:p>
      <text:list xml:id="list963541846847828914" text:style-name="L4">
        <text:list-item>
          <text:p text:style-name="P10">The App opens the Operating System's default web browsing application to the Service's website URL.</text:p>
        </text:list-item>
      </text:list>
      <text:p text:style-name="P7"/>
      <text:p text:style-name="P8"><text:span text:style-name="T1">Actors:</text:span></text:p>
      <text:list xml:id="list1158788513109390346" text:style-name="L5">
        <text:list-item>
          <text:p text:style-name="P11">User</text:p>
        </text:list-item>
        <text:list-item>
          <text:p text:style-name="P11">App</text:p>
        </text:list-item>
      </text:list>
      <text:p text:style-name="P13"/>
      <text:p text:style-name="P7">Main Success Scenario: </text:p>
      <text:list xml:id="list389146162142494780" text:style-name="L2">
        <text:list-item>
          <text:p text:style-name="P12">The User presses on the Service's website URL.</text:p>
        </text:list-item>
        <text:list-item>
          <text:p text:style-name="P12">The App displays a Prompt that asks the User if they would like to visit the Service's website.</text:p>
        </text:list-item>
        <text:list-item>
          <text:p text:style-name="P12">The User presses on the Prompt's yes button.</text:p>
        </text:list-item>
        <text:list-item>
          <text:p text:style-name="P12">The App requests that the Operating System opens its default web browsing application to the Service's website URL.</text:p>
        </text:list-item>
        <text:list-item>
          <text:p text:style-name="P12">The web browsing application launches and takes focus.</text:p>
        </text:list-item>
      </text:list>
      <text:p text:style-name="P5"/>
      <text:p text:style-name="P1"><text:span text:style-name="T1">Alternate Flow 1:</text:span> </text:p>
      <text:p text:style-name="P6">3A. <text:s text:c="2"/>The User presses on the Prompt's no button.</text:p>
      <text:p text:style-name="P6">4A. <text:s text:c="2"/>The App displays the Service Results Screen.</text:p>
      <text:p text:style-name="P5"/>
      <text:p text:style-name="P1"><text:span text:style-name="T1">Alternate Flow 2:</text:span> </text:p>
      <text:p text:style-name="P6">1B. <text:s text:c="2"/>The App receives an interrupt signal from the operating system and loses focus.</text:p>
      <text:p text:style-name="P6">2B. <text:s text:c="2"/>The 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10T13:10:25.093000000</dc:date>
    <meta:editing-duration>PT32S</meta:editing-duration>
    <meta:editing-cycles>1</meta:editing-cycles>
    <meta:document-statistic meta:table-count="0" meta:image-count="0" meta:object-count="0" meta:page-count="1" meta:paragraph-count="22" meta:word-count="175" meta:character-count="1007" meta:non-whitespace-character-count="852"/>
  </office:meta>
</office:document-meta>
</file>